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035in" fo:margin-left="0.0986in" fo:margin-top="0in" fo:margin-bottom="0in" table:align="left" style:writing-mode="page"/>
    </style:style>
    <style:style style:name="Table1.A" style:family="table-column">
      <style:table-column-properties style:column-width="6.1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6.7951in" fo:margin-left="0in" fo:margin-top="0in" fo:margin-bottom="0in" table:align="left" style:writing-mode="page"/>
    </style:style>
    <style:style style:name="Table2.A" style:family="table-column">
      <style:table-column-properties style:column-width="2.3389in"/>
    </style:style>
    <style:style style:name="Table2.B" style:family="table-column">
      <style:table-column-properties style:column-width="2.2153in"/>
    </style:style>
    <style:style style:name="Table2.C" style:family="table-column">
      <style:table-column-properties style:column-width="2.24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1035in" fo:margin-left="0.0986in" fo:margin-top="0in" fo:margin-bottom="0in" table:align="left" style:writing-mode="page"/>
    </style:style>
    <style:style style:name="Table3.A" style:family="table-column">
      <style:table-column-properties style:column-width="6.103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in" fo:border="none"/>
    </style:style>
    <style:style style:name="Table3.A2" style:family="table-cell">
      <style:table-cell-properties fo:padding="0in" fo:border="none"/>
    </style:style>
    <style:style style:name="Table4" style:family="table">
      <style:table-properties style:width="6.7951in" fo:margin-left="0in" fo:margin-top="0in" fo:margin-bottom="0in" table:align="left" style:writing-mode="page"/>
    </style:style>
    <style:style style:name="Table4.A" style:family="table-column">
      <style:table-column-properties style:column-width="2.3389in"/>
    </style:style>
    <style:style style:name="Table4.B" style:family="table-column">
      <style:table-column-properties style:column-width="2.2153in"/>
    </style:style>
    <style:style style:name="Table4.C" style:family="table-column">
      <style:table-column-properties style:column-width="2.24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1035in" fo:margin-left="0.0986in" fo:margin-top="0in" fo:margin-bottom="0in" table:align="left" style:writing-mode="page"/>
    </style:style>
    <style:style style:name="Table5.A" style:family="table-column">
      <style:table-column-properties style:column-width="6.103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in" fo:border="none"/>
    </style:style>
    <style:style style:name="Table5.A2" style:family="table-cell">
      <style:table-cell-properties fo:padding="0in" fo:border="none"/>
    </style:style>
    <style:style style:name="Table6" style:family="table">
      <style:table-properties style:width="6.7951in" fo:margin-left="0in" fo:margin-top="0in" fo:margin-bottom="0in" table:align="left" style:writing-mode="page"/>
    </style:style>
    <style:style style:name="Table6.A" style:family="table-column">
      <style:table-column-properties style:column-width="2.3389in"/>
    </style:style>
    <style:style style:name="Table6.B" style:family="table-column">
      <style:table-column-properties style:column-width="2.2153in"/>
    </style:style>
    <style:style style:name="Table6.C" style:family="table-column">
      <style:table-column-properties style:column-width="2.24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</style:style>
    <style:style style:name="P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</style:style>
    <style:style style:name="P6" style:family="paragraph" style:parent-style-name="Standard">
      <style:paragraph-properties fo:margin-top="0in" fo:margin-bottom="0in" style:contextual-spacing="false" style:line-height-at-least="0.1665in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style:font-name-asian="Calibri1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style:font-name-asian="Calibri1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font-weight="bold" style:font-name-asian="Calibri1" style:font-size-asian="12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Calibri1" style:font-size-asian="12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padding-left="0in" fo:padding-right="0in" fo:padding-top="0in" fo:padding-bottom="0.0138in" fo:border-left="none" fo:border-right="none" fo:border-top="none" fo:border-bottom="1.5pt solid #000000"/>
      <style:text-properties style:font-name="Times New Roman" fo:font-size="12pt" style:font-name-asian="Calibri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Calibri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Times New Roman" fo:font-size="12pt" style:font-name-asian="Calibri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style:font-name-asian="Calibri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6pt" style:font-name-asian="Calibri1" style:font-size-asian="6pt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ff0000" loext:opacity="100%" style:font-name="Times New Roman" fo:font-size="12pt" fo:font-weight="bold" style:font-name-asian="Calibri1" style:font-size-asian="12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fo:color="#ff0000" loext:opacity="100%" style:font-name="Times New Roman" fo:font-size="12pt" style:font-name-asian="Calibri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ff0000" loext:opacity="100%" style:font-name="Times New Roman" fo:font-size="12pt" style:font-name-asian="Calibri1" style:font-size-asian="12pt" style:font-name-complex="Times New Roman1" style:font-size-complex="12pt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background-color="#ffffff" style:vertical-align="baselin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officeooo:rsid="00198e48" officeooo:paragraph-rsid="00198e48"/>
    </style:style>
    <style:style style:name="T1" style:family="text">
      <style:text-properties style:font-name="Times New Roman" fo:letter-spacing="0.0028in" style:font-name-asian="Times New Roman1" style:font-name-complex="Times New Roman1"/>
    </style:style>
    <style:style style:name="T2" style:family="text">
      <style:text-properties style:font-name="Times New Roman" fo:letter-spacing="0.0028in" style:font-name-asian="Times New Roman1" style:font-name-complex="Times New Roman1" style:text-scale="98%"/>
    </style:style>
    <style:style style:name="T3" style:family="text">
      <style:text-properties style:font-name="Times New Roman" fo:letter-spacing="-0.0008in" style:font-name-asian="Times New Roman1" style:font-name-complex="Times New Roman1" style:text-scale="98%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size="12pt" fo:letter-spacing="0.0217in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etter-spacing="0.0126in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etter-spacing="0.0138in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98e48" style:font-name-asian="Calibri1" style:font-size-asian="12pt" style:font-name-complex="Times New Roman1" style:font-size-complex="12pt"/>
    </style:style>
    <style:style style:name="T10" style:family="text">
      <style:text-properties style:font-name="Times New Roman" fo:font-size="12pt" style:font-name-asian="Calibri1" style:font-size-asian="12pt" style:font-name-complex="Times New Roman1" style:font-size-complex="14pt" style:font-weight-complex="bold"/>
    </style:style>
    <style:style style:name="T11" style:family="text">
      <style:text-properties style:font-name="Times New Roman" fo:font-size="12pt" fo:font-weight="bold" style:font-name-asian="Calibri1" style:font-size-asian="12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style:font-name-asian="Times New Roman1" style:font-size-asian="12pt" style:font-name-complex="Times New Roman1" style:font-size-complex="14pt"/>
    </style:style>
    <style:style style:name="T14" style:family="text">
      <style:text-properties style:font-name="Times New Roman" fo:font-size="12pt" officeooo:rsid="00198e48" style:font-name-asian="Times New Roman1" style:font-size-asian="12pt" style:font-name-complex="Times New Roman1" style:font-size-complex="14pt"/>
    </style:style>
    <style:style style:name="T15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6" style:family="text">
      <style:text-properties style:font-name="Times New Roman" style:font-name-asian="Calibri1" style:font-name-complex="Times New Roman1"/>
    </style:style>
    <style:style style:name="T17" style:family="text">
      <style:text-properties style:font-name="Times New Roman" fo:font-size="16pt" fo:font-weight="bold" style:font-name-asian="Calibri1" style:font-size-asian="16pt" style:font-weight-asian="bold" style:font-name-complex="Times New Roman1" style:font-size-complex="16pt" style:font-weight-complex="bold"/>
    </style:style>
    <style:style style:name="T18" style:family="text">
      <style:text-properties style:font-name="Times New Roman" fo:font-weight="bold" style:font-name-asian="Calibri1" style:font-weight-asian="bold" style:font-name-complex="Times New Roman1" style:font-weight-complex="bold"/>
    </style:style>
    <style:style style:name="T19" style:family="text">
      <style:text-properties style:font-name="Times New Roman" fo:font-size="10pt" style:font-name-asian="Calibri1" style:font-size-asian="10pt" style:font-name-complex="Times New Roman1" style:font-size-complex="10pt" style:font-weight-complex="bold"/>
    </style:style>
    <style:style style:name="T20" style:family="text">
      <style:text-properties style:font-name="Times New Roman" fo:font-size="8pt" style:font-name-asian="Calibri1" style:font-size-asian="8pt" style:font-name-complex="Times New Roman1" style:font-size-complex="8pt"/>
    </style:style>
    <style:style style:name="T21" style:family="text">
      <style:text-properties style:font-name="Times New Roman" fo:font-size="6pt" style:font-name-asian="Calibri1" style:font-size-asian="6pt" style:font-name-complex="Times New Roman1" style:font-size-complex="12pt"/>
    </style:style>
    <style:style style:name="T22" style:family="text">
      <style:text-properties fo:text-transform="uppercase" style:font-name="Times New Roman" fo:font-size="7.5pt" fo:letter-spacing="0.0043in" style:font-name-asian="Times New Roman1" style:font-size-asian="7.5pt" style:font-name-complex="Times New Roman1" style:font-size-complex="7.5pt"/>
    </style:style>
    <style:style style:name="T23" style:family="text">
      <style:text-properties fo:text-transform="uppercase" style:font-name="Times New Roman" fo:font-size="8pt" style:font-name-asian="Times New Roman1" style:font-size-asian="8pt" style:font-name-complex="Times New Roman1" style:font-size-complex="8pt"/>
    </style:style>
    <style:style style:name="T24" style:family="text">
      <style:text-properties style:font-name="Book Antiqua" fo:font-size="14pt" fo:font-weight="bold" style:font-name-asian="Times New Roman1" style:font-size-asian="14pt" style:font-weight-asian="bold" style:font-name-complex="Times New Roman1" style:font-size-complex="14pt"/>
    </style:style>
    <style:style style:name="T25" style:family="text">
      <style:text-properties style:font-name="Book Antiqua" fo:font-weight="bold" style:font-name-asian="Times New Roman1" style:font-weight-asian="bold" style:font-name-complex="Times New Roman1"/>
    </style:style>
    <style:style style:name="T26" style:family="text">
      <style:text-properties style:font-name="Book Antiqua" fo:font-size="10pt" style:font-name-asian="Times New Roman1" style:font-size-asian="10pt" style:font-name-complex="Times New Roman1" style:font-size-complex="10pt"/>
    </style:style>
    <style:style style:name="T27" style:family="text">
      <style:text-properties style:font-name="Book Antiqua" fo:font-size="13pt" fo:font-weight="bold" style:font-name-asian="Times New Roman1" style:font-size-asian="13pt" style:font-weight-asian="bold" style:font-name-complex="Times New Roman1" style:font-size-complex="13pt"/>
    </style:style>
    <style:style style:name="T28" style:family="text">
      <style:text-properties fo:color="#ff0000" loext:opacity="100%" style:font-name="Times New Roman" fo:font-size="12pt" style:font-name-asian="Calibri1" style:font-size-asian="12pt" style:font-name-complex="Times New Roman1" style:font-size-complex="12pt"/>
    </style:style>
    <style:style style:name="T29" style:family="text">
      <style:text-properties fo:color="#ff0000" loext:opacity="100%" style:font-name="Times New Roman" fo:font-size="12pt" style:font-name-asian="Calibri1" style:font-size-asian="12pt" style:font-name-complex="Times New Roman1" style:font-size-complex="14pt" style:font-weight-complex="bold"/>
    </style:style>
    <style:style style:name="T30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31" style:family="text">
      <style:text-properties fo:color="#ff0000" loext:opacity="100%" style:font-name="Times New Roman" fo:font-size="12pt" fo:font-weight="bold" style:font-name-asian="Calibri1" style:font-size-asian="12pt" style:font-weight-asian="bold" style:font-name-complex="Times New Roman1" style:font-size-complex="14pt" style:font-weight-complex="bold"/>
    </style:style>
    <style:style style:name="T32" style:family="text">
      <style:text-properties fo:color="#ff0000" loext:opacity="100%" style:font-name="Times New Roman" fo:font-size="12pt" fo:font-weight="bold" officeooo:rsid="00198e48" style:font-name-asian="Calibri1" style:font-size-asian="12pt" style:font-weight-asian="bold" style:font-name-complex="Times New Roman1" style:font-size-complex="12pt" style:font-weight-complex="bold"/>
    </style:style>
    <style:style style:name="T33" style:family="text"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T34" style:family="text">
      <style:text-properties fo:color="#ff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5" style:family="text">
      <style:text-properties fo:color="#ff0000" loext:opacity="100%" style:font-name="Times New Roman" fo:font-size="16pt" fo:font-weight="bold" style:font-name-asian="Calibri1" style:font-size-asian="16pt" style:font-weight-asian="bold" style:font-name-complex="Times New Roman1" style:font-size-complex="16pt" style:font-weight-complex="bold"/>
    </style:style>
    <style:style style:name="T36" style:family="text">
      <style:text-properties fo:color="#ff0000" loext:opacity="100%" style:font-name="Times New Roman" fo:font-size="8pt" style:font-name-asian="Calibri1" style:font-size-asian="8pt" style:font-name-complex="Times New Roman1" style:font-size-complex="8pt"/>
    </style:style>
    <style:style style:name="T37" style:family="text">
      <style:text-properties fo:color="#000000" loext:opacity="100%" style:font-name="Times New Roman" fo:font-size="12pt" style:font-name-asian="Calibri1" style:font-size-asian="12pt" style:font-name-complex="Times New Roman1" style:font-size-complex="14pt" style:font-weight-complex="bold">
        <loext:char-complex-color loext:theme-type="dark1" loext:color-type="theme"/>
      </style:text-properties>
    </style:style>
    <style:style style:name="T38" style:family="text">
      <style:text-properties fo:color="#4d4d4d" loext:opacity="100%" style:font-name="Arial" fo:font-size="10.5pt" style:font-name-asian="Times New Roman1" style:font-size-asian="10.5pt" style:font-name-complex="Arial1" style:font-size-complex="10.5pt"/>
    </style:style>
    <style:style style:name="T39" style:family="text">
      <style:text-properties fo:text-transform="uppercase" style:font-name="Times New Roman" fo:font-size="8pt" fo:letter-spacing="0.0043in" style:font-name-asian="Times New Roman1" style:font-size-asian="8pt" style:font-name-complex="Times New Roman1" style:font-size-complex="8pt"/>
    </style:style>
    <style:style style:name="T40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4"><text:span text:style-name="T2">МИНИСТЕРСТВО НАУКИ <text:s/>И ВЫСШЕГО</text:span><text:span text:style-name="T1"> </text:span><text:span text:style-name="T2">ОБРАЗОВАНИЯ РОССИЙСКОЙ ФЕДЕРАЦИ</text:span><text:span text:style-name="T3">И</text:span></text:p>
            <text:p text:style-name="P1" loext:marker-style-name="T23"><text:span text:style-name="T22">федеральное государственное АВТОНОМНОЕ образовательное учреждение высшего <text:s/>образования</text:span><text:span text:style-name="T39"/></text:p>
            <text:p text:style-name="P1" loext:marker-style-name="T7"><text:span text:style-name="T5">«Национальный исследовательский ядерный университет «МИФИ</text:span><text:span text:style-name="T6">»</text:span></text:p>
          </table:table-cell>
        </table:table-row>
        <table:table-row table:style-name="Table1.1">
          <table:table-cell table:style-name="Table1.A2" office:value-type="string">
            <text:p text:style-name="P1" loext:marker-style-name="T24"><text:span text:style-name="T24">Обнинский институт атомной энергетики</text:span><text:span text:style-name="T25"> </text:span><text:span text:style-name="T24">– </text:span></text:p>
            <text:p text:style-name="P1" loext:marker-style-name="T26"><text:span text:style-name="T26">филиал федерального государственного автономного образовательного учреждения высшего <text:s/>образования «Национальный исследовательский ядерный университет «МИФИ»</text:span><text:span text:style-name="T26"/></text:p>
            <text:p text:style-name="P6" loext:marker-style-name="T15"><text:span text:style-name="T27">(ИАТЭ НИЯУ МИФИ)</text:span><text:span text:style-name="T40"/></text:p>
          </table:table-cell>
        </table:table-row>
      </table:table>
      <text:p text:style-name="P7" loext:marker-style-name="T16"/>
      <text:p text:style-name="P2" loext:marker-style-name="T8"><text:span text:style-name="T8">Отделение </text:span><text:span text:style-name="T28">_______________________________________</text:span></text:p>
      <text:p text:style-name="P8" loext:marker-style-name="T16"/>
      <text:p text:style-name="P8" loext:marker-style-name="T16"/>
      <text:p text:style-name="P2" loext:marker-style-name="T18"><text:span text:style-name="T17">Выпускная квалификационная работа -</text:span><text:span text:style-name="T17"/></text:p>
      <text:p text:style-name="P2" loext:marker-style-name="T35"><text:span text:style-name="T34">бакалаврская работа</text:span><text:span text:style-name="T35"/></text:p>
      <text:p text:style-name="P2" loext:marker-style-name="T29"><text:span text:style-name="T10">по направлению подготовки: </text:span><text:span text:style-name="T29">00.00.00 Наименование направления подготовки</text:span></text:p>
      <text:p text:style-name="P2" loext:marker-style-name="T19"><text:span text:style-name="T37">Основная профессиональная образовательная программа: </text:span><text:span text:style-name="T29">Наименование </text:span></text:p>
      <text:p text:style-name="P9" loext:marker-style-name="T11"/>
      <text:p text:style-name="P3" loext:marker-style-name="T30"><text:span text:style-name="T11"><text:s text:c="21"/></text:span><text:span text:style-name="T12">«</text:span><text:span text:style-name="T32">Синтаксическое расширение языка программирования Си</text:span><text:span text:style-name="T11">»</text:span></text:p>
      <text:p text:style-name="P2" loext:marker-style-name="T36"><text:span text:style-name="T36"/></text:p>
      <text:p text:style-name="P10" loext:marker-style-name="T10"/>
      <text:p text:style-name="P9" loext:marker-style-name="T11"/>
      <text:p text:style-name="P9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 loext:marker-style-name="T8"><text:span text:style-name="T8">Выполнил:<text:line-break/>студент гр. </text:span><text:span text:style-name="T9">М-Б20</text:span></text:p>
          </table:table-cell>
          <table:table-cell table:style-name="Table2.A1" office:value-type="string"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</table:table-cell>
          <table:table-cell table:style-name="Table2.A1" office:value-type="string">
            <text:p text:style-name="P13" loext:marker-style-name="T8"/>
            <text:p text:style-name="P21" loext:marker-style-name="T8"><text:span text:style-name="T28">Благовещенский М.С.</text:span></text:p>
          </table:table-cell>
        </table:table-row>
        <table:table-row table:style-name="Table2.1">
          <table:table-cell table:style-name="Table2.A1" office:value-type="string">
            <text:p text:style-name="P19" loext:marker-style-name="T38"><text:span text:style-name="T8">Руководитель ВКР, <text:line-break/></text:span><text:span text:style-name="T33">должность, ученая степень, ученое звание</text:span></text:p>
            <text:p text:style-name="P5" loext:marker-style-name="T38"><text:span text:style-name="T38"> </text:span><text:span text:style-name="T38"/></text:p>
            <text:p text:style-name="P14" loext:marker-style-name="T8"/>
          </table:table-cell>
          <table:table-cell table:style-name="Table2.A1" office:value-type="string"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</table:table-cell>
          <table:table-cell table:style-name="Table2.A1" office:value-type="string">
            <text:p text:style-name="P13" loext:marker-style-name="T8"/>
            <text:p text:style-name="P13" loext:marker-style-name="T8"/>
            <text:p text:style-name="P21" loext:marker-style-name="T8"><text:span text:style-name="T28">Царина А.Г.</text:span></text:p>
          </table:table-cell>
        </table:table-row>
        <table:table-row table:style-name="Table2.1">
          <table:table-cell table:style-name="Table2.A1" office:value-type="string">
            <text:p text:style-name="P3" loext:marker-style-name="T28"><text:span text:style-name="T28">Консультант по ВКР,</text:span><text:span text:style-name="T28"/></text:p>
            <text:p text:style-name="P3" loext:marker-style-name="T28"><text:span text:style-name="T28">должность, наименование организации</text:span><text:span text:style-name="T28"/></text:p>
            <text:p text:style-name="P3" loext:marker-style-name="T28"><text:span text:style-name="T28">ученая степень, ученое звание</text:span><text:span text:style-name="T28"/></text:p>
            <text:p text:style-name="P17" loext:marker-style-name="T28"/>
            <text:p text:style-name="P17" loext:marker-style-name="T28"/>
            <text:p text:style-name="P17" loext:marker-style-name="T28"/>
            <text:p text:style-name="P3" loext:marker-style-name="T8"><text:span text:style-name="T8">Нормоконтроль</text:span><text:span text:style-name="T8"/></text:p>
          </table:table-cell>
          <table:table-cell table:style-name="Table2.A1" office:value-type="string"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  <text:p text:style-name="P11" loext:marker-style-name="T8"/>
            <text:p text:style-name="P11" loext:marker-style-name="T8"/>
            <text:p text:style-name="P2" loext:marker-style-name="T8"><text:span text:style-name="T20">(подпись, дата)</text:span><text:span text:style-name="T8"/></text:p>
            <text:p text:style-name="P12" loext:marker-style-name="T8"/>
          </table:table-cell>
          <table:table-cell table:style-name="Table2.A1" office:value-type="string">
            <text:p text:style-name="P13" loext:marker-style-name="T8"/>
            <text:p text:style-name="P18" loext:marker-style-name="T28"/>
            <text:p text:style-name="P18" loext:marker-style-name="T28"/>
            <text:p text:style-name="P4" loext:marker-style-name="T28"><text:span text:style-name="T28">Фамилия И.О.</text:span><text:span text:style-name="T28"/></text:p>
            <text:p text:style-name="P18" loext:marker-style-name="T28"/>
            <text:p text:style-name="P18" loext:marker-style-name="T28"/>
            <text:p text:style-name="P18" loext:marker-style-name="T28"/>
            <text:p text:style-name="P21" loext:marker-style-name="T28"><text:span text:style-name="T28">Чепурко А.Н.</text:span></text:p>
            <text:p text:style-name="P18" loext:marker-style-name="T28"/>
            <text:p text:style-name="P13" loext:marker-style-name="T8"/>
          </table:table-cell>
        </table:table-row>
        <table:table-row table:style-name="Table2.1">
          <table:table-cell table:style-name="Table2.A1" office:value-type="string">
            <text:p text:style-name="P3" loext:marker-style-name="T8"><text:span text:style-name="T8">Выпускная квалификационная работа допущена к защите</text:span><text:span text:style-name="T8"/></text:p>
            <text:p text:style-name="P15" loext:marker-style-name="T21"/>
            <text:p text:style-name="P14" loext:marker-style-name="T8"/>
            <text:p text:style-name="P3" loext:marker-style-name="T28"><text:span text:style-name="T8">Руководитель образовательной программы </text:span><text:span text:style-name="T29">00.00.00 Наименование направления подготовки</text:span></text:p>
            <text:p text:style-name="P3" loext:marker-style-name="T16"><text:span text:style-name="T28">ученая степень, ученое звание</text:span><text:span text:style-name="T28"/></text:p>
          </table:table-cell>
          <table:table-cell table:style-name="Table2.A1" office:value-type="string">
            <text:p text:style-name="P11" loext:marker-style-name="T8"/>
            <text:p text:style-name="P11" loext:marker-style-name="T8"/>
            <text:p text:style-name="P2" loext:marker-style-name="T20"><text:span text:style-name="T20">(№ протокола, дата заседания комиссии)</text:span><text:span text:style-name="T20"/></text:p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36"><text:span text:style-name="T20">(подпись, дата)</text:span><text:span text:style-name="T36"/></text:p>
            <text:p text:style-name="P12" loext:marker-style-name="T8"/>
          </table:table-cell>
          <table:table-cell table:style-name="Table2.A1" office:value-type="string"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8" loext:marker-style-name="T28"/>
            <text:p text:style-name="P18" loext:marker-style-name="T28"/>
            <text:p text:style-name="P4" loext:marker-style-name="T8"><text:span text:style-name="T28">Фамилия И.О.</text:span><text:span text:style-name="T28"/></text:p>
          </table:table-cell>
        </table:table-row>
      </table:table>
      <text:p text:style-name="P20" loext:marker-style-name="T13"><text:span text:style-name="T13"/></text:p>
      <text:p text:style-name="P20" loext:marker-style-name="T13"><text:span text:style-name="T13">Обнинск, 20</text:span><text:span text:style-name="T14">24</text:span><text:span text:style-name="T13"> г.</text:span></text:p>
      <text:p text:style-name="P20" loext:marker-style-name="T13"><text:soft-page-break/><text:span text:style-name="T13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 loext:marker-style-name="T4"><text:span text:style-name="T2">МИНИСТЕРСТВО НАУКИ <text:s/>И ВЫСШЕГО</text:span><text:span text:style-name="T1"> </text:span><text:span text:style-name="T2">ОБРАЗОВАНИЯ РОССИЙСКОЙ ФЕДЕРАЦИ</text:span><text:span text:style-name="T3">И</text:span></text:p>
            <text:p text:style-name="P1" loext:marker-style-name="T23"><text:span text:style-name="T22">федеральное государственное АВТОНОМНОЕ образовательное учреждение высшего <text:s/>образования</text:span><text:span text:style-name="T39"/></text:p>
            <text:p text:style-name="P1" loext:marker-style-name="T7"><text:span text:style-name="T5">«Национальный исследовательский ядерный университет «МИФИ</text:span><text:span text:style-name="T6">»</text:span></text:p>
          </table:table-cell>
        </table:table-row>
        <table:table-row table:style-name="Table3.1">
          <table:table-cell table:style-name="Table3.A2" office:value-type="string">
            <text:p text:style-name="P1" loext:marker-style-name="T24"><text:span text:style-name="T24">Обнинский институт атомной энергетики</text:span><text:span text:style-name="T25"> </text:span><text:span text:style-name="T24">– </text:span></text:p>
            <text:p text:style-name="P1" loext:marker-style-name="T26"><text:span text:style-name="T26">филиал федерального государственного автономного образовательного учреждения высшего <text:s/>образования «Национальный исследовательский ядерный университет «МИФИ»</text:span><text:span text:style-name="T26"/></text:p>
            <text:p text:style-name="P6" loext:marker-style-name="T15"><text:span text:style-name="T27">(ИАТЭ НИЯУ МИФИ)</text:span><text:span text:style-name="T40"/></text:p>
          </table:table-cell>
        </table:table-row>
      </table:table>
      <text:p text:style-name="P7" loext:marker-style-name="T16"/>
      <text:p text:style-name="P2" loext:marker-style-name="T8"><text:span text:style-name="T8">Отделение </text:span><text:span text:style-name="T28">_______________________________________</text:span></text:p>
      <text:p text:style-name="P8" loext:marker-style-name="T16"/>
      <text:p text:style-name="P8" loext:marker-style-name="T16"/>
      <text:p text:style-name="P2" loext:marker-style-name="T18"><text:span text:style-name="T17">Выпускная квалификационная работа -</text:span><text:span text:style-name="T17"/></text:p>
      <text:p text:style-name="P2" loext:marker-style-name="T35"><text:span text:style-name="T34">магистерская диссертация</text:span><text:span text:style-name="T35"/></text:p>
      <text:p text:style-name="P2" loext:marker-style-name="T29"><text:span text:style-name="T10">по направлению подготовки: </text:span><text:span text:style-name="T29">00.00.00 Наименование направления подготовки</text:span></text:p>
      <text:p text:style-name="P2" loext:marker-style-name="T19"><text:span text:style-name="T37">Основная профессиональная образовательная программа: </text:span><text:span text:style-name="T29">Наименование </text:span></text:p>
      <text:p text:style-name="P9" loext:marker-style-name="T11"/>
      <text:p text:style-name="P3" loext:marker-style-name="T30"><text:span text:style-name="T11"><text:s/></text:span><text:span text:style-name="T12">«</text:span><text:span text:style-name="T30">_________________________________________________________________________</text:span></text:p>
      <text:p text:style-name="P2" loext:marker-style-name="T11"><text:span text:style-name="T30">___________________________________________________________________</text:span><text:span text:style-name="T11">»</text:span></text:p>
      <text:p text:style-name="P2" loext:marker-style-name="T36"><text:span text:style-name="T36">(название работы)</text:span><text:span text:style-name="T36"/></text:p>
      <text:p text:style-name="P16" loext:marker-style-name="T31"/>
      <text:p text:style-name="P10" loext:marker-style-name="T10"/>
      <text:p text:style-name="P9" loext:marker-style-name="T11"/>
      <text:p text:style-name="P9" loext:marker-style-name="T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 loext:marker-style-name="T8"><text:span text:style-name="T8">Выполнил:<text:line-break/>студент гр. ___________</text:span><text:span text:style-name="T8"/></text:p>
          </table:table-cell>
          <table:table-cell table:style-name="Table4.A1" office:value-type="string"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</table:table-cell>
          <table:table-cell table:style-name="Table4.A1" office:value-type="string">
            <text:p text:style-name="P13" loext:marker-style-name="T8"/>
            <text:p text:style-name="P4" loext:marker-style-name="T8"><text:span text:style-name="T28">Фамилия И.О.</text:span><text:span text:style-name="T28"/></text:p>
          </table:table-cell>
        </table:table-row>
        <table:table-row table:style-name="Table4.1">
          <table:table-cell table:style-name="Table4.A1" office:value-type="string">
            <text:p text:style-name="P19" loext:marker-style-name="T38"><text:span text:style-name="T8">Руководитель ВКР, <text:line-break/></text:span><text:span text:style-name="T33">должность, ученая степень, ученое звание</text:span></text:p>
            <text:p text:style-name="P5" loext:marker-style-name="T38"><text:span text:style-name="T38"> </text:span><text:span text:style-name="T38"/></text:p>
            <text:p text:style-name="P14" loext:marker-style-name="T8"/>
          </table:table-cell>
          <table:table-cell table:style-name="Table4.A1" office:value-type="string"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</table:table-cell>
          <table:table-cell table:style-name="Table4.A1" office:value-type="string">
            <text:p text:style-name="P13" loext:marker-style-name="T8"/>
            <text:p text:style-name="P13" loext:marker-style-name="T8"/>
            <text:p text:style-name="P4" loext:marker-style-name="T8"><text:span text:style-name="T28">Фамилия И.О.</text:span><text:span text:style-name="T28"/></text:p>
          </table:table-cell>
        </table:table-row>
        <table:table-row table:style-name="Table4.1">
          <table:table-cell table:style-name="Table4.A1" office:value-type="string">
            <text:p text:style-name="P3" loext:marker-style-name="T28"><text:span text:style-name="T28">Консультант по ВКР,</text:span><text:span text:style-name="T28"/></text:p>
            <text:p text:style-name="P3" loext:marker-style-name="T28"><text:span text:style-name="T28">должность, наименование организации</text:span><text:span text:style-name="T28"/></text:p>
            <text:p text:style-name="P3" loext:marker-style-name="T28"><text:span text:style-name="T28">ученая степень, ученое звание</text:span><text:span text:style-name="T28"/></text:p>
            <text:p text:style-name="P17" loext:marker-style-name="T28"/>
            <text:p text:style-name="P17" loext:marker-style-name="T28"/>
            <text:p text:style-name="P17" loext:marker-style-name="T28"/>
            <text:p text:style-name="P3" loext:marker-style-name="T8"><text:span text:style-name="T8">Нормоконтроль</text:span><text:span text:style-name="T8"/></text:p>
          </table:table-cell>
          <table:table-cell table:style-name="Table4.A1" office:value-type="string"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  <text:p text:style-name="P11" loext:marker-style-name="T8"/>
            <text:p text:style-name="P11" loext:marker-style-name="T8"/>
            <text:p text:style-name="P2" loext:marker-style-name="T8"><text:span text:style-name="T20">(подпись, дата)</text:span><text:span text:style-name="T8"/></text:p>
            <text:p text:style-name="P12" loext:marker-style-name="T8"/>
          </table:table-cell>
          <table:table-cell table:style-name="Table4.A1" office:value-type="string">
            <text:p text:style-name="P13" loext:marker-style-name="T8"/>
            <text:p text:style-name="P18" loext:marker-style-name="T28"/>
            <text:p text:style-name="P18" loext:marker-style-name="T28"/>
            <text:p text:style-name="P4" loext:marker-style-name="T28"><text:span text:style-name="T28">Фамилия И.О.</text:span><text:span text:style-name="T28"/></text:p>
            <text:p text:style-name="P18" loext:marker-style-name="T28"/>
            <text:p text:style-name="P18" loext:marker-style-name="T28"/>
            <text:p text:style-name="P18" loext:marker-style-name="T28"/>
            <text:p text:style-name="P4" loext:marker-style-name="T28"><text:span text:style-name="T28">Фамилия И.О.</text:span><text:span text:style-name="T28"/></text:p>
            <text:p text:style-name="P18" loext:marker-style-name="T28"/>
            <text:p text:style-name="P13" loext:marker-style-name="T8"/>
          </table:table-cell>
        </table:table-row>
        <table:table-row table:style-name="Table4.1">
          <table:table-cell table:style-name="Table4.A1" office:value-type="string">
            <text:p text:style-name="P3" loext:marker-style-name="T8"><text:span text:style-name="T8">Выпускная квалификационная работа допущена к защите</text:span><text:span text:style-name="T8"/></text:p>
            <text:p text:style-name="P15" loext:marker-style-name="T21"/>
            <text:p text:style-name="P14" loext:marker-style-name="T8"/>
            <text:p text:style-name="P3" loext:marker-style-name="T28"><text:span text:style-name="T8">Руководитель образовательной программы </text:span><text:span text:style-name="T29">00.00.00 Наименование направления подготовки</text:span></text:p>
            <text:p text:style-name="P3" loext:marker-style-name="T16"><text:span text:style-name="T28">ученая степень, ученое звание</text:span><text:span text:style-name="T28"/></text:p>
          </table:table-cell>
          <table:table-cell table:style-name="Table4.A1" office:value-type="string">
            <text:p text:style-name="P11" loext:marker-style-name="T8"/>
            <text:p text:style-name="P11" loext:marker-style-name="T8"/>
            <text:p text:style-name="P2" loext:marker-style-name="T20"><text:span text:style-name="T20">(№ протокола, дата заседания комиссии)</text:span><text:span text:style-name="T20"/></text:p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36"><text:span text:style-name="T20">(подпись, дата)</text:span><text:span text:style-name="T36"/></text:p>
            <text:p text:style-name="P12" loext:marker-style-name="T8"><text:soft-page-break/></text:p>
          </table:table-cell>
          <table:table-cell table:style-name="Table4.A1" office:value-type="string"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8" loext:marker-style-name="T28"/>
            <text:p text:style-name="P18" loext:marker-style-name="T28"/>
            <text:p text:style-name="P4" loext:marker-style-name="T8"><text:span text:style-name="T28">Фамилия И.О.</text:span><text:span text:style-name="T28"/></text:p>
          </table:table-cell>
        </table:table-row>
      </table:table>
      <text:p text:style-name="P20" loext:marker-style-name="T13"><text:span text:style-name="T13">Обнинск, 2018 г.</text:span><text:span text:style-name="T13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 loext:marker-style-name="T4"><text:span text:style-name="T2">МИНИСТЕРСТВО НАУКИ <text:s/>И ВЫСШЕГО</text:span><text:span text:style-name="T1"> </text:span><text:span text:style-name="T2">ОБРАЗОВАНИЯ РОССИЙСКОЙ ФЕДЕРАЦИ</text:span><text:span text:style-name="T3">И</text:span></text:p>
            <text:p text:style-name="P1" loext:marker-style-name="T23"><text:span text:style-name="T22">федеральное государственное АВТОНОМНОЕ образовательное учреждение высшего <text:s/>образования</text:span><text:span text:style-name="T39"/></text:p>
            <text:p text:style-name="P1" loext:marker-style-name="T7"><text:span text:style-name="T5">«Национальный исследовательский ядерный университет «МИФИ</text:span><text:span text:style-name="T6">»</text:span></text:p>
          </table:table-cell>
        </table:table-row>
        <table:table-row table:style-name="Table5.1">
          <table:table-cell table:style-name="Table5.A2" office:value-type="string">
            <text:p text:style-name="P1" loext:marker-style-name="T24"><text:span text:style-name="T24">Обнинский институт атомной энергетики</text:span><text:span text:style-name="T25"> </text:span><text:span text:style-name="T24">– </text:span></text:p>
            <text:p text:style-name="P1" loext:marker-style-name="T26"><text:span text:style-name="T26">филиал федерального государственного автономного образовательного учреждения высшего <text:s/>образования «Национальный исследовательский ядерный университет «МИФИ»</text:span><text:span text:style-name="T26"/></text:p>
            <text:p text:style-name="P6" loext:marker-style-name="T15"><text:span text:style-name="T27">(ИАТЭ НИЯУ МИФИ)</text:span><text:span text:style-name="T40"/></text:p>
          </table:table-cell>
        </table:table-row>
      </table:table>
      <text:p text:style-name="P7" loext:marker-style-name="T16"/>
      <text:p text:style-name="P2" loext:marker-style-name="T8"><text:span text:style-name="T8">Отделение </text:span><text:span text:style-name="T28">_______________________________________</text:span></text:p>
      <text:p text:style-name="P8" loext:marker-style-name="T16"/>
      <text:p text:style-name="P8" loext:marker-style-name="T16"/>
      <text:p text:style-name="P2" loext:marker-style-name="T18"><text:span text:style-name="T17">Выпускная квалификационная работа -</text:span><text:span text:style-name="T17"/></text:p>
      <text:p text:style-name="P2" loext:marker-style-name="T35"><text:span text:style-name="T34">дипломная работа (дипломный проект)</text:span><text:span text:style-name="T35"/></text:p>
      <text:p text:style-name="P2" loext:marker-style-name="T29"><text:span text:style-name="T10">по специальности: </text:span><text:span text:style-name="T29">00.00.00 Наименование специальности</text:span></text:p>
      <text:p text:style-name="P2" loext:marker-style-name="T19"><text:span text:style-name="T37">Основная профессиональная образовательная программа: </text:span><text:span text:style-name="T29">Наименование </text:span></text:p>
      <text:p text:style-name="P9" loext:marker-style-name="T11"/>
      <text:p text:style-name="P3" loext:marker-style-name="T30"><text:span text:style-name="T11"><text:s/></text:span><text:span text:style-name="T12">«</text:span><text:span text:style-name="T30">_________________________________________________________________________</text:span></text:p>
      <text:p text:style-name="P2" loext:marker-style-name="T11"><text:span text:style-name="T30">___________________________________________________________________</text:span><text:span text:style-name="T11">»</text:span></text:p>
      <text:p text:style-name="P2" loext:marker-style-name="T36"><text:span text:style-name="T36">(название работы)</text:span><text:span text:style-name="T36"/></text:p>
      <text:p text:style-name="P16" loext:marker-style-name="T31"/>
      <text:p text:style-name="P10" loext:marker-style-name="T10"/>
      <text:p text:style-name="P9" loext:marker-style-name="T11"/>
      <text:p text:style-name="P9" loext:marker-style-name="T1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 loext:marker-style-name="T8"><text:span text:style-name="T8">Выполнил:<text:line-break/>студент гр. ___________</text:span><text:span text:style-name="T8"/></text:p>
          </table:table-cell>
          <table:table-cell table:style-name="Table6.A1" office:value-type="string"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</table:table-cell>
          <table:table-cell table:style-name="Table6.A1" office:value-type="string">
            <text:p text:style-name="P13" loext:marker-style-name="T8"/>
            <text:p text:style-name="P4" loext:marker-style-name="T8"><text:span text:style-name="T28">Фамилия И.О.</text:span><text:span text:style-name="T28"/></text:p>
          </table:table-cell>
        </table:table-row>
        <table:table-row table:style-name="Table6.1">
          <table:table-cell table:style-name="Table6.A1" office:value-type="string">
            <text:p text:style-name="P19" loext:marker-style-name="T38"><text:span text:style-name="T8">Руководитель ВКР, <text:line-break/></text:span><text:span text:style-name="T33">должность, ученая степень, ученое звание</text:span></text:p>
            <text:p text:style-name="P5" loext:marker-style-name="T38"><text:span text:style-name="T38"> </text:span><text:span text:style-name="T38"/></text:p>
            <text:p text:style-name="P14" loext:marker-style-name="T8"/>
          </table:table-cell>
          <table:table-cell table:style-name="Table6.A1" office:value-type="string"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</table:table-cell>
          <table:table-cell table:style-name="Table6.A1" office:value-type="string">
            <text:p text:style-name="P13" loext:marker-style-name="T8"/>
            <text:p text:style-name="P13" loext:marker-style-name="T8"/>
            <text:p text:style-name="P4" loext:marker-style-name="T8"><text:span text:style-name="T28">Фамилия И.О.</text:span><text:span text:style-name="T28"/></text:p>
          </table:table-cell>
        </table:table-row>
        <table:table-row table:style-name="Table6.1">
          <table:table-cell table:style-name="Table6.A1" office:value-type="string">
            <text:p text:style-name="P3" loext:marker-style-name="T28"><text:span text:style-name="T28">Консультант по ВКР,</text:span><text:span text:style-name="T28"/></text:p>
            <text:p text:style-name="P3" loext:marker-style-name="T28"><text:span text:style-name="T28">должность, наименование организации</text:span><text:span text:style-name="T28"/></text:p>
            <text:p text:style-name="P3" loext:marker-style-name="T28"><text:span text:style-name="T28">ученая степень, ученое звание</text:span><text:span text:style-name="T28"/></text:p>
            <text:p text:style-name="P17" loext:marker-style-name="T28"/>
            <text:p text:style-name="P17" loext:marker-style-name="T28"/>
            <text:p text:style-name="P17" loext:marker-style-name="T28"/>
            <text:p text:style-name="P3" loext:marker-style-name="T8"><text:span text:style-name="T8">Нормоконтроль</text:span><text:span text:style-name="T8"/></text:p>
          </table:table-cell>
          <table:table-cell table:style-name="Table6.A1" office:value-type="string"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20"><text:span text:style-name="T20">(подпись, дата)</text:span><text:span text:style-name="T20"/></text:p>
            <text:p text:style-name="P12" loext:marker-style-name="T8"/>
            <text:p text:style-name="P11" loext:marker-style-name="T8"/>
            <text:p text:style-name="P11" loext:marker-style-name="T8"/>
            <text:p text:style-name="P2" loext:marker-style-name="T8"><text:span text:style-name="T20">(подпись, дата)</text:span><text:span text:style-name="T8"/></text:p>
            <text:p text:style-name="P12" loext:marker-style-name="T8"/>
          </table:table-cell>
          <table:table-cell table:style-name="Table6.A1" office:value-type="string">
            <text:p text:style-name="P13" loext:marker-style-name="T8"/>
            <text:p text:style-name="P18" loext:marker-style-name="T28"/>
            <text:p text:style-name="P18" loext:marker-style-name="T28"/>
            <text:p text:style-name="P4" loext:marker-style-name="T28"><text:span text:style-name="T28">Фамилия И.О.</text:span><text:span text:style-name="T28"/></text:p>
            <text:p text:style-name="P18" loext:marker-style-name="T28"/>
            <text:p text:style-name="P18" loext:marker-style-name="T28"/>
            <text:p text:style-name="P18" loext:marker-style-name="T28"/>
            <text:p text:style-name="P4" loext:marker-style-name="T28"><text:span text:style-name="T28">Фамилия И.О.</text:span><text:span text:style-name="T28"/></text:p>
            <text:p text:style-name="P18" loext:marker-style-name="T28"/>
            <text:p text:style-name="P13" loext:marker-style-name="T8"/>
          </table:table-cell>
        </table:table-row>
        <table:table-row table:style-name="Table6.1">
          <table:table-cell table:style-name="Table6.A1" office:value-type="string">
            <text:p text:style-name="P3" loext:marker-style-name="T8"><text:span text:style-name="T8">Выпускная квалификационная работа допущена к защите</text:span><text:span text:style-name="T8"/></text:p>
            <text:p text:style-name="P15" loext:marker-style-name="T21"/>
            <text:p text:style-name="P14" loext:marker-style-name="T8"/>
            <text:p text:style-name="P3" loext:marker-style-name="T28"><text:span text:style-name="T8">Руководитель образовательной программы </text:span><text:span text:style-name="T29">00.00.00 Наименование направления подготовки</text:span></text:p>
            <text:p text:style-name="P3" loext:marker-style-name="T16"><text:soft-page-break/><text:span text:style-name="T28">ученая степень, ученое звание</text:span><text:span text:style-name="T28"/></text:p>
          </table:table-cell>
          <table:table-cell table:style-name="Table6.A1" office:value-type="string">
            <text:p text:style-name="P11" loext:marker-style-name="T8"/>
            <text:p text:style-name="P11" loext:marker-style-name="T8"/>
            <text:p text:style-name="P2" loext:marker-style-name="T20"><text:span text:style-name="T20">(№ протокола, дата заседания комиссии)</text:span><text:span text:style-name="T20"/></text:p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11" loext:marker-style-name="T8"/>
            <text:p text:style-name="P2" loext:marker-style-name="T36"><text:soft-page-break/><text:span text:style-name="T20">(подпись, дата)</text:span><text:span text:style-name="T36"/></text:p>
            <text:p text:style-name="P12" loext:marker-style-name="T8"/>
          </table:table-cell>
          <table:table-cell table:style-name="Table6.A1" office:value-type="string"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3" loext:marker-style-name="T8"/>
            <text:p text:style-name="P18" loext:marker-style-name="T28"/>
            <text:p text:style-name="P18" loext:marker-style-name="T28"/>
            <text:p text:style-name="P4" loext:marker-style-name="T8"><text:soft-page-break/><text:span text:style-name="T28">Фамилия И.О.</text:span><text:span text:style-name="T28"/></text:p>
          </table:table-cell>
        </table:table-row>
      </table:table>
      <text:p text:style-name="P20" loext:marker-style-name="T13"><text:span text:style-name="T13">Обнинск, 2018 г.</text:span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3</meta:editing-cycles>
    <meta:print-date>2018-06-05T06:54:00</meta:print-date>
    <meta:creation-date>2020-05-13T20:00:00</meta:creation-date>
    <dc:date>2024-06-14T13:18:17.209369824</dc:date>
    <meta:editing-duration>PT6M53S</meta:editing-duration>
    <meta:generator>LibreOffice/24.2.3.2$Linux_X86_64 LibreOffice_project/420$Build-2</meta:generator>
    <meta:document-statistic meta:table-count="6" meta:image-count="0" meta:object-count="0" meta:page-count="4" meta:paragraph-count="106" meta:word-count="391" meta:character-count="3994" meta:non-whitespace-character-count="3659"/>
    <meta:user-defined meta:name="AppVersion">16.0000</meta:user-defined>
    <meta:user-defined meta:name="Company">ИАТЭ НИЯУ МИФИ</meta:user-defined>
    <meta:template xlink:type="simple" xlink:actuate="onRequest" xlink:title="Normal" xlink:href=""/>
  </office:meta>
</office:document-meta>
</file>